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ucida Grande" svg:font-family="'Lucida Grande'" style:font-family-generic="roman"/>
    <style:font-face style:name="System Font Regular" svg:font-family="'System Font Regular'" style:font-family-generic="roman"/>
    <style:font-face style:name="Times" svg:font-family="Times" style:font-family-generic="roman"/>
    <style:font-face style:name="Tipo de letra del sistema Fina" svg:font-family="'Tipo de letra del sistema Fina'" style:font-family-generic="roman"/>
    <style:font-face style:name="ヒラギノ角ゴ Pro W3" svg:font-family="'ヒラギノ角ゴ Pro W3'" style:font-family-generic="roman"/>
    <style:font-face style:name="Arial Bold" svg:font-family="'Arial 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ree_20_Form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NZ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none" style:country-complex="none" style:text-scale="100%" text:display="true"/>
    </style:style>
    <style:style style:name="P2" style:family="paragraph" style:parent-style-name="Free_20_Form">
      <style:paragraph-properties fo:margin-top="0cm" fo:margin-bottom="0.212cm" style:contextual-spacing="false"/>
      <style:text-properties style:font-name="Arial" fo:font-size="18pt" fo:language="en" fo:country="US" style:letter-kerning="true" style:font-name-asian="ヒラギノ角ゴ Pro W3" style:font-size-asian="18pt" style:font-name-complex="Arial"/>
    </style:style>
    <style:style style:name="P3" style:family="paragraph" style:parent-style-name="Free_20_Form">
      <style:paragraph-properties fo:margin-top="0cm" fo:margin-bottom="0.212cm" style:contextual-spacing="false"/>
      <style:text-properties style:font-name="Arial Bold" fo:font-size="18pt" fo:language="en" fo:country="US" style:font-name-asian="ヒラギノ角ゴ Pro W3" style:font-size-asian="18pt" style:font-name-complex="Arial Bold"/>
    </style:style>
    <style:style style:name="P4" style:family="paragraph" style:parent-style-name="Free_20_Form">
      <style:paragraph-properties fo:margin-left="1.27cm" fo:margin-right="0cm" fo:margin-top="0cm" fo:margin-bottom="0.212cm" style:contextual-spacing="false" fo:line-height="100%" fo:text-align="start" style:justify-single-word="false" fo:keep-together="auto" fo:orphans="2" fo:widows="2" fo:hyphenation-ladder-count="no-limit" fo:text-indent="-1.27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" fo:font-size="11pt" fo:letter-spacing="normal" fo:language="en" fo:country="US" style:text-underline-style="none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5" style:family="paragraph" style:parent-style-name="Standard">
      <style:paragraph-properties fo:line-height="100%"/>
      <style:text-properties style:font-name="Arial Bold" fo:font-size="18pt" fo:language="en" fo:country="US" style:text-underline-style="solid" style:text-underline-width="auto" style:text-underline-color="font-color" style:font-name-asian="ヒラギノ角ゴ Pro W3" style:font-size-asian="18pt" style:font-name-complex="Arial Bold"/>
    </style:style>
    <style:style style:name="P6" style:family="paragraph" style:parent-style-name="Standard">
      <style:paragraph-properties fo:line-height="100%"/>
      <style:text-properties style:font-name="Arial" fo:font-size="11pt" fo:language="en" fo:country="US" officeooo:paragraph-rsid="00183a29" style:font-name-asian="ヒラギノ角ゴ Pro W3" style:font-size-asian="11pt" style:font-name-complex="Arial"/>
    </style:style>
    <style:style style:name="P7" style:family="paragraph" style:parent-style-name="Standard">
      <style:paragraph-properties fo:line-height="100%"/>
      <style:text-properties style:font-name="Arial" fo:font-size="11pt" fo:language="en" fo:country="US" officeooo:paragraph-rsid="001b1d20" style:font-name-asian="ヒラギノ角ゴ Pro W3" style:font-size-asian="11pt" style:font-name-complex="Arial"/>
    </style:style>
    <style:style style:name="P8" style:family="paragraph" style:parent-style-name="Standard">
      <style:paragraph-properties fo:line-height="100%"/>
      <style:text-properties style:font-name="Arial" fo:font-size="11pt" fo:language="en" fo:country="US" officeooo:paragraph-rsid="001dcd0d" style:font-name-asian="ヒラギノ角ゴ Pro W3" style:font-size-asian="11pt" style:font-name-complex="Arial"/>
    </style:style>
    <style:style style:name="P9" style:family="paragraph" style:parent-style-name="Standard">
      <style:paragraph-properties fo:line-height="100%"/>
      <style:text-properties style:font-name="Arial" fo:font-size="11pt" fo:language="en" fo:country="US" officeooo:paragraph-rsid="0021c46f" style:font-name-asian="ヒラギノ角ゴ Pro W3" style:font-size-asian="11pt" style:font-name-complex="Arial"/>
    </style:style>
    <style:style style:name="P10" style:family="paragraph" style:parent-style-name="Standard">
      <style:paragraph-properties fo:line-height="100%"/>
      <style:text-properties fo:color="#000000" style:font-name="Arial" fo:font-size="11pt" fo:language="en" fo:country="GB" style:text-underline-style="solid" style:text-underline-width="auto" style:text-underline-color="font-color" style:font-name-asian="ヒラギノ角ゴ Pro W3" style:font-size-asian="11pt" style:font-name-complex="Arial"/>
    </style:style>
    <style:style style:name="P11" style:family="paragraph" style:parent-style-name="Standard">
      <style:paragraph-properties fo:line-height="100%"/>
      <style:text-properties fo:color="#000000" style:font-name="Arial" fo:font-size="11pt" fo:language="en" fo:country="US" style:font-name-asian="ヒラギノ角ゴ Pro W3" style:font-size-asian="11pt" style:font-name-complex="Arial"/>
    </style:style>
    <style:style style:name="P12" style:family="paragraph" style:parent-style-name="Standard">
      <style:paragraph-properties fo:line-height="100%"/>
      <style:text-properties fo:color="#000000" style:font-name="Arial" fo:font-size="11pt" fo:language="en" fo:country="US" style:text-underline-style="solid" style:text-underline-width="auto" style:text-underline-color="font-color" style:font-name-asian="ヒラギノ角ゴ Pro W3" style:font-size-asian="11pt" style:font-name-complex="Arial"/>
    </style:style>
    <style:style style:name="P13" style:family="paragraph" style:parent-style-name="Standard">
      <style:paragraph-properties fo:line-height="100%"/>
      <style:text-properties fo:color="#000000" style:font-name="Arial Bold" fo:font-size="8pt" fo:language="en" fo:country="US" style:text-underline-style="solid" style:text-underline-width="auto" style:text-underline-color="font-color" style:font-name-asian="ヒラギノ角ゴ Pro W3" style:font-size-asian="8pt" style:font-name-complex="Arial Bold"/>
    </style:style>
    <style:style style:name="P14" style:family="paragraph" style:parent-style-name="Standard">
      <style:paragraph-properties fo:line-height="100%"/>
      <style:text-properties fo:color="#000000" style:font-name="Arial Bold" fo:font-size="11pt" fo:language="en" fo:country="US" style:text-underline-style="solid" style:text-underline-width="auto" style:text-underline-color="font-color" style:font-name-asian="ヒラギノ角ゴ Pro W3" style:font-size-asian="11pt" style:font-name-complex="Arial Bold"/>
    </style:style>
    <style:style style:name="P15" style:family="paragraph" style:parent-style-name="Standard">
      <style:paragraph-properties fo:margin-top="0cm" fo:margin-bottom="0cm" style:contextual-spacing="false"/>
    </style:style>
    <style:style style:name="P16" style:family="paragraph" style:parent-style-name="Standard">
      <style:paragraph-properties fo:margin-top="0cm" fo:margin-bottom="0cm" style:contextual-spacing="false"/>
      <style:text-properties style:font-name="Arial" fo:font-size="11pt" fo:language="en" fo:country="US" style:font-name-asian="ヒラギノ角ゴ Pro W3" style:font-size-asian="11pt" style:font-name-complex="Arial"/>
    </style:style>
    <style:style style:name="P17" style:family="paragraph" style:parent-style-name="Standard">
      <style:paragraph-properties fo:margin-top="0cm" fo:margin-bottom="0cm" style:contextual-spacing="false"/>
      <style:text-properties style:font-name="Arial" fo:language="en" fo:country="US" style:font-name-asian="ヒラギノ角ゴ Pro W3" style:font-name-complex="Arial"/>
    </style:style>
    <style:style style:name="P18" style:family="paragraph" style:parent-style-name="Standard">
      <style:paragraph-properties fo:margin-top="0cm" fo:margin-bottom="0cm" style:contextual-spacing="false"/>
      <style:text-properties fo:color="#000000" style:font-name="Arial" fo:font-size="11pt" fo:language="en" fo:country="GB" style:font-name-asian="ヒラギノ角ゴ Pro W3" style:font-size-asian="11pt" style:font-name-complex="Arial"/>
    </style:style>
    <style:style style:name="P19" style:family="paragraph" style:parent-style-name="Standard">
      <style:paragraph-properties fo:margin-top="0cm" fo:margin-bottom="0cm" style:contextual-spacing="false"/>
      <style:text-properties fo:color="#000000" style:font-name="Arial" fo:font-size="11pt" fo:language="en" fo:country="US" style:font-name-asian="ヒラギノ角ゴ Pro W3" style:font-size-asian="11pt" style:font-name-complex="Arial"/>
    </style:style>
    <style:style style:name="P20" style:family="paragraph" style:parent-style-name="Standard">
      <style:paragraph-properties fo:margin-top="0cm" fo:margin-bottom="0cm" style:contextual-spacing="false" fo:line-height="150%"/>
      <style:text-properties fo:color="#000000" style:font-name="Arial" fo:font-size="11pt" fo:language="en" fo:country="US" style:font-name-asian="ヒラギノ角ゴ Pro W3" style:font-size-asian="11pt" style:font-name-complex="Arial"/>
    </style:style>
    <style:style style:name="P21" style:family="paragraph" style:parent-style-name="Standard">
      <style:paragraph-properties fo:margin-top="0cm" fo:margin-bottom="0cm" style:contextual-spacing="false"/>
      <style:text-properties fo:color="#000000" style:font-name="Arial" fo:font-size="8pt" fo:language="en" fo:country="US" style:font-name-asian="ヒラギノ角ゴ Pro W3" style:font-size-asian="8pt" style:font-name-complex="Arial"/>
    </style:style>
    <style:style style:name="P22" style:family="paragraph" style:parent-style-name="Standard">
      <style:paragraph-properties fo:margin-top="0cm" fo:margin-bottom="0cm" style:contextual-spacing="false"/>
      <style:text-properties fo:color="#000000" style:font-name="Arial Bold" fo:font-size="11pt" fo:language="en" fo:country="US" style:font-name-asian="ヒラギノ角ゴ Pro W3" style:font-size-asian="11pt" style:font-name-complex="Arial Bold"/>
    </style:style>
    <style:style style:name="P23" style:family="paragraph" style:parent-style-name="Standard">
      <style:paragraph-properties fo:margin-top="0cm" fo:margin-bottom="0cm" style:contextual-spacing="false"/>
      <style:text-properties fo:color="#000000" style:font-name="Arial Bold" fo:font-size="11pt" fo:language="en" fo:country="US" style:text-underline-style="solid" style:text-underline-width="auto" style:text-underline-color="font-color" style:font-name-asian="ヒラギノ角ゴ Pro W3" style:font-size-asian="11pt" style:font-name-complex="Arial Bold"/>
    </style:style>
    <style:style style:name="P24" style:family="paragraph" style:parent-style-name="Standard">
      <style:paragraph-properties fo:margin-top="0cm" fo:margin-bottom="0cm" style:contextual-spacing="false"/>
      <style:text-properties fo:color="#000000" style:font-name="Tipo de letra del sistema Fina" fo:font-size="14pt" fo:language="en" fo:country="US" fo:font-weight="bold" style:font-name-asian="ヒラギノ角ゴ Pro W3" style:font-size-asian="14pt" style:font-weight-asian="bold" style:font-name-complex="Tipo de letra del sistema Fina"/>
    </style:style>
    <style:style style:name="P25" style:family="paragraph" style:parent-style-name="Standard">
      <style:paragraph-properties fo:margin-top="0cm" fo:margin-bottom="0cm" style:contextual-spacing="false"/>
      <style:text-properties style:font-name="Arial Bold" fo:font-size="11pt" fo:language="en" fo:country="US" style:font-name-asian="ヒラギノ角ゴ Pro W3" style:font-size-asian="11pt" style:font-name-complex="Arial Bold"/>
    </style:style>
    <style:style style:name="P26" style:family="paragraph" style:parent-style-name="Standard">
      <style:paragraph-properties fo:margin-top="0cm" fo:margin-bottom="0cm" style:contextual-spacing="false" fo:line-height="150%"/>
      <style:text-properties style:font-name="Arial Bold" fo:font-size="18pt" style:font-name-asian="ヒラギノ角ゴ Pro W3" style:font-size-asian="18pt" style:font-name-complex="Arial Bold"/>
    </style:style>
    <style:style style:name="P27" style:family="paragraph" style:parent-style-name="Standard">
      <style:paragraph-properties fo:margin-top="0cm" fo:margin-bottom="0cm" style:contextual-spacing="false"/>
      <style:text-properties style:font-name="Arial Bold" fo:font-size="18pt" fo:language="en" fo:country="US" style:text-underline-style="solid" style:text-underline-width="auto" style:text-underline-color="font-color" style:font-name-asian="ヒラギノ角ゴ Pro W3" style:font-size-asian="18pt" style:font-name-complex="Arial Bold"/>
    </style:style>
    <style:style style:name="P28" style:family="paragraph" style:parent-style-name="Standard">
      <style:paragraph-properties fo:margin-top="0cm" fo:margin-bottom="0cm" style:contextual-spacing="false" fo:line-height="150%"/>
      <style:text-properties style:font-name="Arial Bold" fo:font-size="18pt" style:letter-kerning="true" style:font-name-asian="ヒラギノ角ゴ Pro W3" style:font-size-asian="18pt" style:font-name-complex="Arial Bold"/>
    </style:style>
    <style:style style:name="P29" style:family="paragraph" style:parent-style-name="Standard">
      <style:paragraph-properties fo:margin-top="0cm" fo:margin-bottom="0cm" style:contextual-spacing="false"/>
      <style:text-properties style:font-name="Tipo de letra del sistema Fina" fo:font-size="14pt" fo:language="en" fo:country="US" fo:font-weight="bold" style:font-name-asian="ヒラギノ角ゴ Pro W3" style:font-size-asian="14pt" style:font-weight-asian="bold" style:font-name-complex="Tipo de letra del sistema Fina"/>
    </style:style>
    <style:style style:name="P30" style:family="paragraph" style:parent-style-name="Standard">
      <style:paragraph-properties fo:margin-top="0cm" fo:margin-bottom="0cm" style:contextual-spacing="false"/>
      <style:text-properties style:font-name="Tipo de letra del sistema Fina" fo:font-size="14pt" fo:language="en" fo:country="US" fo:font-weight="bold" style:letter-kerning="true" style:font-name-asian="ヒラギノ角ゴ Pro W3" style:font-size-asian="14pt" style:font-weight-asian="bold" style:font-name-complex="Tipo de letra del sistema Fina"/>
    </style:style>
    <style:style style:name="P31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fo:color="#000000" style:font-name="Arial" fo:font-size="11pt" fo:language="en" fo:country="US" style:font-name-asian="ヒラギノ角ゴ Pro W3" style:font-size-asian="11pt" style:font-name-complex="Arial"/>
    </style:style>
    <style:style style:name="P32" style:family="paragraph" style:parent-style-name="Standard" style:master-page-name="Standard">
      <style:paragraph-properties style:page-number="auto"/>
      <style:text-properties style:font-name="Arial Bold" fo:font-size="24pt" fo:language="en" fo:country="US" style:font-name-asian="ヒラギノ角ゴ Pro W3" style:font-size-asian="24pt" style:font-name-complex="Arial Bold"/>
    </style:style>
    <style:style style:name="P33" style:family="paragraph" style:parent-style-name="Standard" style:list-style-name="WW8Num2">
      <style:paragraph-properties fo:margin-left="1.27cm" fo:margin-right="0cm" fo:margin-top="0cm" fo:margin-bottom="0cm" style:contextual-spacing="false" fo:text-indent="-0.635cm" style:auto-text-indent="false"/>
      <style:text-properties style:font-name="Arial" fo:font-size="11pt" fo:language="en" fo:country="US" style:font-name-asian="ヒラギノ角ゴ Pro W3" style:font-size-asian="11pt" style:font-name-complex="Arial"/>
    </style:style>
    <style:style style:name="P34" style:family="paragraph" style:parent-style-name="Standard" style:list-style-name="WW8Num2">
      <style:paragraph-properties fo:margin-left="1.27cm" fo:margin-right="0cm" fo:margin-top="0cm" fo:margin-bottom="0cm" style:contextual-spacing="false" fo:text-indent="-0.635cm" style:auto-text-indent="false"/>
      <style:text-properties style:font-name="Arial" style:letter-kerning="true" style:font-name-asian="ヒラギノ角ゴ Pro W3" style:font-name-complex="Arial"/>
    </style:style>
    <style:style style:name="P35" style:family="paragraph" style:parent-style-name="Standard" style:list-style-name="WW8Num2">
      <style:paragraph-properties fo:margin-left="1.27cm" fo:margin-right="0cm" fo:margin-top="0cm" fo:margin-bottom="0cm" style:contextual-spacing="false" fo:text-indent="-0.635cm" style:auto-text-indent="false"/>
    </style:style>
    <style:style style:name="P36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keep-together="auto" fo:orphans="2" fo:widows="2" fo:hyphenation-ladder-count="no-limit" fo:text-indent="-0.882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" fo:font-size="11pt" fo:letter-spacing="normal" fo:language="en" fo:country="US" style:text-underline-style="none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T1" style:family="text">
      <style:text-properties style:font-name="Arial Bold" fo:font-size="11pt" fo:language="en" fo:country="US" style:font-name-asian="ヒラギノ角ゴ Pro W3" style:font-size-asian="11pt" style:font-name-complex="Arial Bold"/>
    </style:style>
    <style:style style:name="T2" style:family="text">
      <style:text-properties style:font-name="Arial" fo:font-size="11pt" fo:language="en" fo:country="US" style:font-name-asian="ヒラギノ角ゴ Pro W3" style:font-size-asian="11pt" style:font-name-complex="Arial"/>
    </style:style>
    <style:style style:name="T3" style:family="text">
      <style:text-properties style:font-name="Arial" style:letter-kerning="true" style:font-name-asian="ヒラギノ角ゴ Pro W3" style:font-name-complex="Arial"/>
    </style:style>
    <style:style style:name="T4" style:family="text">
      <style:text-properties style:font-name="Arial" fo:language="en" fo:country="US" style:font-name-asian="ヒラギノ角ゴ Pro W3" style:font-name-complex="Arial"/>
    </style:style>
    <style:style style:name="T5" style:family="text">
      <style:text-properties fo:color="#722cfd"/>
    </style:style>
    <style:style style:name="T6" style:family="text">
      <style:text-properties fo:color="#722cfd" fo:font-size="11pt" style:font-size-asian="11pt"/>
    </style:style>
    <style:style style:name="T7" style:family="text">
      <style:text-properties fo:color="#722cfd" fo:font-size="11pt" fo:language="en" fo:country="US" style:font-size-asian="11pt"/>
    </style:style>
    <style:style style:name="T8" style:family="text">
      <style:text-properties fo:color="#722cfd" style:text-underline-style="solid" style:text-underline-width="auto" style:text-underline-color="font-color"/>
    </style:style>
    <style:style style:name="T9" style:family="text">
      <style:text-properties fo:color="#722cfd" style:font-name="Arial" style:text-underline-style="solid" style:text-underline-width="auto" style:text-underline-color="font-color" style:letter-kerning="true" style:font-name-asian="ヒラギノ角ゴ Pro W3" style:font-name-complex="Arial"/>
    </style:style>
    <style:style style:name="T10" style:family="text">
      <style:text-properties fo:color="#722cfd" style:font-name="Arial" style:letter-kerning="true" style:font-name-asian="ヒラギノ角ゴ Pro W3" style:font-name-complex="Arial"/>
    </style:style>
    <style:style style:name="T11" style:family="text">
      <style:text-properties fo:color="#722cfd" style:font-name="Arial" fo:language="en" fo:country="US" style:font-name-asian="ヒラギノ角ゴ Pro W3" style:font-name-complex="Arial"/>
    </style:style>
    <style:style style:name="T12" style:family="text">
      <style:text-properties fo:color="#722cfd" style:font-name="Arial" fo:language="en" fo:country="US" style:text-underline-style="solid" style:text-underline-width="auto" style:text-underline-color="font-color" style:font-name-asian="ヒラギノ角ゴ Pro W3" style:font-name-complex="Arial"/>
    </style:style>
    <style:style style:name="T13" style:family="text">
      <style:text-properties fo:color="#722cfd" style:font-name="Arial Bold" fo:font-size="12pt" fo:language="en" fo:country="US" fo:font-weight="normal" style:font-name-asian="ヒラギノ角ゴ Pro W3" style:font-size-asian="12pt" style:font-weight-asian="normal" style:font-name-complex="Arial Bold"/>
    </style:style>
    <style:style style:name="T14" style:family="text">
      <style:text-properties fo:color="#722cfd" style:font-name="Tipo de letra del sistema Fina" fo:font-size="12pt" fo:language="en" fo:country="US" fo:font-weight="bold" style:font-name-asian="ヒラギノ角ゴ Pro W3" style:font-size-asian="12pt" style:font-weight-asian="bold" style:font-name-complex="Tipo de letra del sistema Fina"/>
    </style:style>
    <style:style style:name="T15" style:family="text">
      <style:text-properties fo:color="#722cfd" style:font-name="Tipo de letra del sistema Fina" fo:font-size="11pt" fo:language="en" fo:country="US" style:text-underline-style="none" fo:font-weight="bold" style:letter-kerning="true" style:font-name-asian="ヒラギノ角ゴ Pro W3" style:font-size-asian="11pt" style:font-weight-asian="bold" style:font-name-complex="Tipo de letra del sistema Fina"/>
    </style:style>
    <style:style style:name="T16" style:family="text">
      <style:text-properties fo:color="#000000" style:font-name="Arial" fo:font-size="11pt" fo:language="en" fo:country="US" style:font-name-asian="ヒラギノ角ゴ Pro W3" style:font-size-asian="11pt" style:font-name-complex="Arial"/>
    </style:style>
    <style:style style:name="T17" style:family="text">
      <style:text-properties officeooo:rsid="0015a3bd"/>
    </style:style>
    <style:style style:name="T18" style:family="text">
      <style:text-properties officeooo:rsid="00166c24"/>
    </style:style>
    <style:style style:name="T19" style:family="text">
      <style:text-properties officeooo:rsid="001a89ae"/>
    </style:style>
    <style:style style:name="T20" style:family="text">
      <style:text-properties officeooo:rsid="001b1d20"/>
    </style:style>
    <style:style style:name="T21" style:family="text">
      <style:text-properties officeooo:rsid="001fc2fc"/>
    </style:style>
    <style:style style:name="T22" style:family="text">
      <style:text-properties officeooo:rsid="002198e2"/>
    </style:style>
    <style:style style:name="T23" style:family="text">
      <style:text-properties officeooo:rsid="0021c46f"/>
    </style:style>
    <style:style style:name="T24" style:family="text">
      <style:text-properties officeooo:rsid="0022cc65"/>
    </style:style>
    <style:style style:name="T25" style:family="text">
      <style:text-properties officeooo:rsid="002589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Graeme Thornber</text:p>
      <text:p text:style-name="P15"><text:span text:style-name="T1">Mobile:</text:span><text:span text:style-name="T2"> <text:s/>+6421 0292 4529</text:span></text:p>
      <text:p text:style-name="P15"><text:span text:style-name="T1">E-mail Address: </text:span><text:a xlink:type="simple" xlink:href="mailto:gdthornber@gmail.com"><text:span text:style-name="Hyperlink"><text:span text:style-name="T6">gdthornber@gmail.com</text:span></text:span></text:a></text:p>
      <text:p text:style-name="P15"><text:span text:style-name="T1">Website: </text:span><text:a xlink:type="simple" xlink:href="http://www.graemethornber.com/"><text:span text:style-name="Hyperlink"><text:span text:style-name="T6">www.graemethornber.com</text:span></text:span></text:a></text:p>
      <text:p text:style-name="P18"/>
      <text:p text:style-name="P10"/>
      <text:p text:style-name="P13"/>
      <text:p text:style-name="P5">Profile</text:p>
      <text:p text:style-name="P6"><text:span text:style-name="T19">I </text:span><text:span text:style-name="T23">am</text:span> a <text:span text:style-name="T17">Ki</text:span><text:span text:style-name="T18">wi Web Developer with </text:span><text:span text:style-name="T22">over a decade of industry experience and a firm arsenal of skills in all aspects of </text:span><text:span text:style-name="T23">building and maintaining modern web applications.</text:span></text:p>
      <text:p text:style-name="P9"><text:span text:style-name="T23">Since gaining a </text:span><text:span text:style-name="T20">Diploma in Web Development from Natcoll (now Youbee) in 2006</text:span><text:span text:style-name="T23"> I have worked in various roles in</text:span><text:span text:style-name="T19"> Auckland, Wellington and Bonn </text:span><text:span text:style-name="T21">(</text:span><text:span text:style-name="T19">German</text:span><text:span text:style-name="T20">y</text:span><text:span text:style-name="T21">)</text:span><text:span text:style-name="T20">.</text:span></text:p>
      <text:p text:style-name="P8"><text:span text:style-name="T25">Strongest skills... capable of incredible concentration... </text:span>My strongest skills are <text:span text:style-name="T20">in building r</text:span><text:span text:style-name="T24">ich user experiences</text:span></text:p>
      <text:p text:style-name="P7"><text:span text:style-name="T21">I have a</text:span><text:span text:style-name="T20"> background</text:span><text:span text:style-name="T19"> in the hospitality industry </text:span><text:span text:style-name="T21">and love to play guitar, go tramping, fishing, caving, kayaking, do gardening, cooking, eating and the occasional gaming</text:span><text:span text:style-name="T19">. </text:span><text:span text:style-name="T20">I</text:span><text:span text:style-name="T21">'m suitabl</text:span><text:span text:style-name="T20">e</text:span><text:span text:style-name="T21"> for </text:span><text:span text:style-name="T20">client-facing roles and </text:span><text:span text:style-name="T21">am capable of taking a project from start to finish.</text:span></text:p>
      <text:p text:style-name="P12"/>
      <text:p text:style-name="P14"/>
      <text:p text:style-name="P5">Education</text:p>
      <text:p text:style-name="P25">2005 – 2006 <text:s/><text:tab/><text:tab/><text:tab/>Natcoll (now Youbee) in Auckland, <text:s/>New Zealand</text:p>
      <text:p text:style-name="P16"><text:tab/><text:tab/><text:tab/><text:tab/>Diploma in Web Development</text:p>
      <text:p text:style-name="P21"/>
      <text:p text:style-name="P25">1992 – 1996 <text:tab/><text:tab/><text:tab/>Howick College, <text:s/>Auckland, New Zealand</text:p>
      <text:p text:style-name="P16"><text:tab/><text:tab/><text:tab/><text:tab/>English, Japanese, Drama, Music, Computer Studies</text:p>
      <text:p text:style-name="P21"/>
      <text:p text:style-name="P21"/>
      <text:p text:style-name="P21"/>
      <text:p text:style-name="P21"/>
      <text:p text:style-name="P27">Employment History</text:p>
      <text:p text:style-name="P23"/>
      <text:p text:style-name="P25">2014 – Present</text:p>
      <text:p text:style-name="P15"><text:span text:style-name="T1">Freelancer (Auckland, NZ) - <text:s/></text:span><text:a xlink:type="simple" xlink:href="http://www.graemethornber.com/"><text:span text:style-name="Hyperlink"><text:span text:style-name="T7">www.graemethornber.com</text:span></text:span></text:a></text:p>
      <text:p text:style-name="P17">Full Stack Developer for digital agencies in Auckland including:</text:p>
      <text:p text:style-name="P15"><text:a xlink:type="simple" xlink:href="http://www.colensobbdo.co.nz/"><text:span text:style-name="Hyperlink"><text:span text:style-name="T6">Colenso BBDO</text:span></text:span></text:a>, <text:a xlink:type="simple" xlink:href="http://www.rapp.co.nz/"><text:span text:style-name="T8">DDB (RAPP)</text:span></text:a>, <text:a xlink:type="simple" xlink:href="http://icg.co.nz/"><text:span text:style-name="T9">Image Center Group</text:span></text:a><text:span text:style-name="T3">, </text:span><text:a xlink:type="simple" xlink:href="http://idesignmedia.co.nz/"><text:span text:style-name="T9">iDesignMedia</text:span></text:a><text:span text:style-name="T10">,</text:span><text:span text:style-name="T3"> </text:span><text:a xlink:type="simple" xlink:href="http://www.insightcreative.co.nz/"><text:span text:style-name="T9">Insight Creative</text:span></text:a><text:span text:style-name="T3">,</text:span></text:p>
      <text:p text:style-name="P15"><text:a xlink:type="simple" xlink:href="https://www.jwt.com/new+zealand"><text:span text:style-name="T8">J. Walter Thompson</text:span></text:a><text:span text:style-name="T5">,</text:span> <text:a xlink:type="simple" xlink:href="https://redfiredesign.co.nz/"><text:span text:style-name="T8">Redfire Design</text:span></text:a>, <text:a xlink:type="simple" xlink:href="http://www.satellitemedia.co.nz/"><text:span text:style-name="T8">Satellite Media</text:span></text:a><text:span text:style-name="T5">,</text:span> <text:a xlink:type="simple" xlink:href="http://www.touchcast.co.nz/"><text:span text:style-name="T8">Touchcast (Clemenger / BBDO)</text:span></text:a>.</text:p>
      <text:p text:style-name="P22"/>
      <text:p text:style-name="P22"/>
      <text:p text:style-name="P22"/>
      <text:p text:style-name="P25">2011 – 2013</text:p>
      <text:p text:style-name="P15"><text:span text:style-name="T1">Scopevisio AG (Bonn, Germany) - </text:span><text:a xlink:type="simple" xlink:href="http://www.scopevisio.com/"><text:span text:style-name="Hyperlink"><text:span text:style-name="T6">www.scopevisio.com</text:span></text:span></text:a></text:p>
      <text:p text:style-name="P16"><text:soft-page-break/>Senior PHP Developer – Drupal, Wordpress, jQuery, Web Services</text:p>
      <text:p text:style-name="P23"/>
      <text:p text:style-name="P25">2010 – 2011</text:p>
      <text:p text:style-name="P15"><text:span text:style-name="T1">+The Church+ (Wellington, NZ) - </text:span><text:a xlink:type="simple" xlink:href="http://www.thechurch.co.nz/"><text:span text:style-name="Hyperlink"><text:span text:style-name="T6">www.thechurch.co.nz</text:span></text:span></text:a></text:p>
      <text:p text:style-name="P16">Lead Developer, Project Manager, Wordpress, jQuery, Google Maps API</text:p>
      <text:p text:style-name="P19"/>
      <text:p text:style-name="P25">2008 – 2010</text:p>
      <text:p text:style-name="P15"><text:span text:style-name="T1">Solutionists (Auckland, NZ) - </text:span><text:a xlink:type="simple" xlink:href="http://www.solutionists.co.nz/"><text:span text:style-name="Hyperlink"><text:span text:style-name="T6">www.solutionists.co.nz</text:span></text:span></text:a></text:p>
      <text:p text:style-name="P15"><text:span text:style-name="T2">Front End Developer - </text:span><text:span text:style-name="T4">HTML, CSS, Javascript, </text:span><text:span text:style-name="T2">Campaign Monitor, ASP.NET</text:span></text:p>
      <text:p text:style-name="P19"/>
      <text:p text:style-name="P25">2007 – 2008</text:p>
      <text:p text:style-name="P25">Freelance Developer (Auckland, NZ)</text:p>
      <text:p text:style-name="P15"><text:span text:style-name="T2">Drupal, Joomla, Silverstripe for clients such as </text:span><text:a xlink:type="simple" xlink:href="http://zestmedia.co.nz/"><text:span text:style-name="T12">Zest Media</text:span></text:a><text:span text:style-name="T11"> </text:span><text:span text:style-name="T2">and </text:span><text:a xlink:type="simple" xlink:href="http://www.brownpaperbag.co.nz/"><text:span text:style-name="T12">Brown Paper Bag</text:span></text:a><text:span text:style-name="T16">.</text:span></text:p>
      <text:p text:style-name="P19"/>
      <text:p text:style-name="P25">1997 – 2006</text:p>
      <text:p text:style-name="P25">Various bars &amp; restaurants in Auckland and London</text:p>
      <text:p text:style-name="P16">Waiter, Bartender, Restaurant Supervisor, Event Manager</text:p>
      <text:p text:style-name="P19"/>
      <text:p text:style-name="P19"/>
      <text:p text:style-name="P22"/>
      <text:p text:style-name="P22"/>
      <text:p text:style-name="P28">Technical Skills (ordered by highest skill level):</text:p>
      <text:p text:style-name="P4"/>
      <text:list xml:id="list6988657760740980405" text:style-name="WW8Num1">
        <text:list-item>
          <text:p text:style-name="P36">HTML5: Bootstrap 3, Foundation, Twig, JADE, Mustache</text:p>
        </text:list-item>
        <text:list-item>
          <text:p text:style-name="P36">CSS3: Responsive LESS, SASS, Stylus, Compass</text:p>
        </text:list-item>
        <text:list-item>
          <text:p text:style-name="P36">Javascript: jQuery, JSON, AngularJS, Google Maps API, Masonry, Isotope</text:p>
        </text:list-item>
        <text:list-item>
          <text:p text:style-name="P36">PHP &amp; MySQL: OOP, MVC, SOAP, REST, cURL, Symfony, Zend</text:p>
        </text:list-item>
        <text:list-item>
          <text:p text:style-name="P36">CMS theme &amp; plugin authoring in Wordpress, Drupal, Bolt, Joomla, Silverstripe</text:p>
        </text:list-item>
        <text:list-item>
          <text:p text:style-name="P36">Email Templates with Litmus, Campaign Monitor, MailChimp, Mandrill API</text:p>
        </text:list-item>
        <text:list-item>
          <text:p text:style-name="P36">Node.js, Express 4, Firebase, MongoDB, Mongoose, Mocha</text:p>
        </text:list-item>
        <text:list-item>
          <text:p text:style-name="P36">Adobe Creative Suite: Photoshop, Fireworks, Illustrator, Dreamweaver, Flash</text:p>
        </text:list-item>
        <text:list-item>
          <text:p text:style-name="P36">CLI: Terminal, Putty, Grunt, Gulp, Node, Bower, Homebrew</text:p>
        </text:list-item>
        <text:list-item>
          <text:p text:style-name="P36">Admin / Team Tools: Git, Slack, JIRA, Bitbucket, Beanstalk, Basecamp</text:p>
        </text:list-item>
        <text:list-item>
          <text:p text:style-name="P36">E-Commerce setup and management with Magento, Shopify, WooCommerce</text:p>
        </text:list-item>
        <text:list-item>
          <text:p text:style-name="P36">CDNs / Cloud Services / Social Media: AWS, Rackspace, YouTube, Facebook</text:p>
        </text:list-item>
        <text:list-item>
          <text:p text:style-name="P36">Apache / Nginx server administration: MAMP, PHPmyadmin, Plesk, cPanel</text:p>
        </text:list-item>
        <text:list-item>
          <text:p text:style-name="P36">IDEs: Sublime Text, Atom, Notepad++, NetBeans, Visual Studio, Eclipse</text:p>
        </text:list-item>
        <text:list-item>
          <text:p text:style-name="P36">Website analysis / management: Google Webmaster Tools and Analytics</text:p>
        </text:list-item>
        <text:list-item>
          <text:p text:style-name="P36">XML/HTML parsing/processing, PDF creation with PHP and FPDF</text:p>
        </text:list-item>
        <text:list-item>
          <text:p text:style-name="P36">Basic knowledge of Xcode, Swift, Linux, C, ASP.NET and Flash Actionscript</text:p>
        </text:list-item>
      </text:list>
      <text:p text:style-name="P2"/>
      <text:p text:style-name="P3"><text:soft-page-break/>Other skills:</text:p>
      <text:p text:style-name="P11"/>
      <text:list xml:id="list1157814730355441377" text:style-name="WW8Num2">
        <text:list-item>
          <text:p text:style-name="P33">Excellent command of English, both spoken and written (formal &amp; creative)</text:p>
        </text:list-item>
      </text:list>
      <text:p text:style-name="P31"/>
      <text:list xml:id="list2157140905" text:continue-numbering="true" text:style-name="WW8Num2">
        <text:list-item>
          <text:p text:style-name="P33">Typing speed of over 80 words per minute</text:p>
        </text:list-item>
      </text:list>
      <text:p text:style-name="P31"/>
      <text:list xml:id="list1610167693" text:continue-numbering="true" text:style-name="WW8Num2">
        <text:list-item>
          <text:p text:style-name="P33">Can speak German and basic Japanese</text:p>
        </text:list-item>
      </text:list>
      <text:p text:style-name="P31"/>
      <text:list xml:id="list2008886416" text:continue-numbering="true" text:style-name="WW8Num2">
        <text:list-item>
          <text:p text:style-name="P33">Over 20 years experience playing guitar and other instruments</text:p>
        </text:list-item>
      </text:list>
      <text:p text:style-name="P31"/>
      <text:list xml:id="list978001590" text:continue-numbering="true" text:style-name="WW8Num2">
        <text:list-item>
          <text:p text:style-name="P34">Wit, personality and an appropriate sense of humour</text:p>
        </text:list-item>
      </text:list>
      <text:p text:style-name="P19"/>
      <text:p text:style-name="P19"/>
      <text:p text:style-name="P19"/>
      <text:p text:style-name="P26">Skills I plan to acquire:</text:p>
      <text:p text:style-name="P20"/>
      <text:list xml:id="list794795004" text:continue-numbering="true" text:style-name="WW8Num2">
        <text:list-item>
          <text:p text:style-name="P34">iOS / Android app development, Xcode, Swift, Cocoa Touch</text:p>
        </text:list-item>
      </text:list>
      <text:p text:style-name="P31"/>
      <text:list xml:id="list1133253900" text:continue-numbering="true" text:style-name="WW8Num2">
        <text:list-item>
          <text:p text:style-name="P35"><text:span text:style-name="T16">Exposure to more </text:span><text:span text:style-name="T3">Javascript Frameworks: Backbone, Ember, Dojo</text:span></text:p>
        </text:list-item>
      </text:list>
      <text:p text:style-name="P31"/>
      <text:list xml:id="list927738069" text:continue-numbering="true" text:style-name="WW8Num2">
        <text:list-item>
          <text:p text:style-name="P33">More experience with open source MVC frameworks</text:p>
        </text:list-item>
      </text:list>
      <text:p text:style-name="P31"/>
      <text:list xml:id="list2124354475" text:continue-numbering="true" text:style-name="WW8Num2">
        <text:list-item>
          <text:p text:style-name="P33">Extra programming fluency: Ruby/Rails, Java, C/C++, Perl, Python, C#</text:p>
        </text:list-item>
      </text:list>
      <text:p text:style-name="P24"/>
      <text:p text:style-name="P24"/>
      <text:p text:style-name="P29">The most recent sites I built were:</text:p>
      <text:p text:style-name="P15"><text:a xlink:type="simple" xlink:href="http://www.stoptober.nz/"><text:span text:style-name="T13">www.stoptober.nz</text:span></text:a></text:p>
      <text:p text:style-name="P15"><text:a xlink:type="simple" xlink:href="https://www.mc.co.nz/"><text:span text:style-name="T14">www.mc.co.nz</text:span></text:a></text:p>
      <text:p text:style-name="P24"/>
      <text:p text:style-name="P30">Examples of my work can be found on my website at:</text:p>
      <text:p text:style-name="P15"><text:a xlink:type="simple" xlink:href="http://www.graemethornber.com/"><text:span text:style-name="Hyperlink"><text:span text:style-name="T15">www.graemethornber.com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ucida Grande" svg:font-family="'Lucida Grande'" style:font-family-generic="roman"/>
    <style:font-face style:name="System Font Regular" svg:font-family="'System Font Regular'" style:font-family-generic="roman"/>
    <style:font-face style:name="Times" svg:font-family="Times" style:font-family-generic="roman"/>
    <style:font-face style:name="Tipo de letra del sistema Fina" svg:font-family="'Tipo de letra del sistema Fina'" style:font-family-generic="roman"/>
    <style:font-face style:name="ヒラギノ角ゴ Pro W3" svg:font-family="'ヒラギノ角ゴ Pro W3'" style:font-family-generic="roman"/>
    <style:font-face style:name="Arial Bold" svg:font-family="'Arial 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NZ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System Font Regular" fo:font-size="11pt" fo:letter-spacing="normal" fo:language="fr" fo:country="FR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System Font Regular" style:font-size-complex="12pt" style:language-complex="ar" style:country-complex="SA" text:display="tru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ee_20_Form" style:display-name="Free Form" style:family="paragraph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0% 100%"/>
    </style:style>
    <style:style style:name="WW8Num2z0" style:family="text">
      <style:text-properties fo:color="#000000" style:text-position="0% 100%" style:font-name="Lucida Grande" fo:font-size="11pt" fo:language="en" fo:country="US" style:font-name-asian="ヒラギノ角ゴ Pro W3" style:font-size-asian="11pt" style:font-name-complex="Symbol"/>
    </style:style>
    <style:style style:name="Default_20_Paragraph_20_Font" style:display-name="Default Paragraph Font" style:family="text"/>
    <style:style style:name="Hyperlink" style:family="text">
      <style:text-properties fo:color="#0000fe" fo:font-size="10pt" style:text-underline-style="solid" style:text-underline-width="auto" style:text-underline-color="font-color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882cm" fo:text-indent="0.388cm" fo:margin-left="0.882cm"/>
        </style:list-level-properties>
        <style:text-properties style:font-name="Times New Roman"/>
      </text:list-level-style-bullet>
      <text:list-level-style-bullet text:level="2" text:style-name="WW8Num1z0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Times New Roman"/>
      </text:list-level-style-bullet>
      <text:list-level-style-bullet text:level="3" text:style-name="WW8Num1z0" style:num-suffix="." text:bullet-char="←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  <style:text-properties style:font-name="Times New Roman"/>
      </text:list-level-style-bullet>
      <text:list-level-style-bullet text:level="4" text:style-name="WW8Num1z0" style:num-suffix="." text:bullet-char="←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  <style:text-properties style:font-name="Times New Roman"/>
      </text:list-level-style-bullet>
      <text:list-level-style-bullet text:level="5" text:style-name="WW8Num1z0" style:num-suffix="." text:bullet-char="←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  <style:text-properties style:font-name="Times New Roman"/>
      </text:list-level-style-bullet>
      <text:list-level-style-bullet text:level="6" text:style-name="WW8Num1z0" style:num-suffix="." text:bullet-char="←">
        <style:list-level-properties text:list-level-position-and-space-mode="label-alignment">
          <style:list-level-label-alignment text:label-followed-by="listtab" text:list-tab-stop-position="6.35cm" fo:margin-left="6.35cm"/>
        </style:list-level-properties>
        <style:text-properties style:font-name="Times New Roman"/>
      </text:list-level-style-bullet>
      <text:list-level-style-bullet text:level="7" text:style-name="WW8Num1z0" style:num-suffix="." text:bullet-char="←">
        <style:list-level-properties text:list-level-position-and-space-mode="label-alignment">
          <style:list-level-label-alignment text:label-followed-by="listtab" text:list-tab-stop-position="7.62cm" fo:margin-left="7.62cm"/>
        </style:list-level-properties>
        <style:text-properties style:font-name="Times New Roman"/>
      </text:list-level-style-bullet>
      <text:list-level-style-bullet text:level="8" text:style-name="WW8Num1z0" style:num-suffix="." text:bullet-char="←">
        <style:list-level-properties text:list-level-position-and-space-mode="label-alignment">
          <style:list-level-label-alignment text:label-followed-by="listtab" text:list-tab-stop-position="8.89cm" fo:margin-left="8.89cm"/>
        </style:list-level-properties>
        <style:text-properties style:font-name="Times New Roman"/>
      </text:list-level-style-bullet>
      <text:list-level-style-bullet text:level="9" text:style-name="WW8Num1z0" style:num-suffix="." text:bullet-char="←">
        <style:list-level-properties text:list-level-position-and-space-mode="label-alignment">
          <style:list-level-label-alignment text:label-followed-by="listtab" text:list-tab-stop-position="10.16cm" fo:margin-left="10.16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16cm" fo:text-indent="0.635cm" fo:margin-left="0.616cm"/>
        </style:list-level-properties>
        <style:text-properties style:font-name="Lucida Grande"/>
      </text:list-level-style-bullet>
      <text:list-level-style-bullet text:level="2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1.27cm" fo:margin-left="0.635cm"/>
        </style:list-level-properties>
        <style:text-properties style:font-name="Lucida Grande"/>
      </text:list-level-style-bullet>
      <text:list-level-style-bullet text:level="3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  <style:text-properties style:font-name="Lucida Grande"/>
      </text:list-level-style-bullet>
      <text:list-level-style-bullet text:level="4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2.54cm" fo:margin-left="0.635cm"/>
        </style:list-level-properties>
        <style:text-properties style:font-name="Lucida Grande"/>
      </text:list-level-style-bullet>
      <text:list-level-style-bullet text:level="5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3.175cm" fo:margin-left="0.635cm"/>
        </style:list-level-properties>
        <style:text-properties style:font-name="Lucida Grande"/>
      </text:list-level-style-bullet>
      <text:list-level-style-bullet text:level="6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3.81cm" fo:margin-left="0.635cm"/>
        </style:list-level-properties>
        <style:text-properties style:font-name="Lucida Grande"/>
      </text:list-level-style-bullet>
      <text:list-level-style-bullet text:level="7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  <style:text-properties style:font-name="Lucida Grande"/>
      </text:list-level-style-bullet>
      <text:list-level-style-bullet text:level="8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5.08cm" fo:margin-left="0.635cm"/>
        </style:list-level-properties>
        <style:text-properties style:font-name="Lucida Grande"/>
      </text:list-level-style-bullet>
      <text:list-level-style-bullet text:level="9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  <style:text-properties style:font-name="Lucida Grand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ee_20_Form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NZ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none" style:country-complex="none" style:text-scale="100%" text:display="true"/>
    </style:style>
    <style:page-layout style:name="Mpm1">
      <style:page-layout-properties fo:page-width="21.001cm" fo:page-height="29.7cm" style:num-format="1" style:print-orientation="landscape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 style:display="false">
        <text:p text:style-name="MP1"/>
      </style:header-left>
      <style:footer>
        <text:p text:style-name="MP1"/>
      </style:footer>
      <style:footer-left style:display="false"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ine</meta:initial-creator>
    <meta:generator>LibreOffice/4.0.2.2$MacOSX_x86 LibreOffice_project/4c82dcdd6efcd48b1d8bba66bfe1989deee49c3</meta:generator>
    <dc:date>2016-07-28T23:26:32</dc:date>
    <meta:editing-duration>PT1H18M35S</meta:editing-duration>
    <meta:editing-cycles>9</meta:editing-cycles>
    <meta:document-statistic meta:table-count="0" meta:image-count="0" meta:object-count="0" meta:page-count="3" meta:paragraph-count="69" meta:word-count="560" meta:character-count="3780" meta:non-whitespace-character-count="3287"/>
  </office:meta>
</office:document-meta>
</file>